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 fo:font-weight="bold" officeooo:rsid="0004404a" officeooo:paragraph-rsid="0004404a" style:font-weight-asian="bold" style:font-weight-complex="bold"/>
    </style:style>
    <style:style style:name="P2" style:family="paragraph" style:parent-style-name="Standard">
      <style:text-properties fo:language="es" fo:country="ES" style:text-underline-style="solid" style:text-underline-width="auto" style:text-underline-color="font-color" fo:font-weight="bold" officeooo:rsid="000079f8" officeooo:paragraph-rsid="000079f8" style:font-weight-asian="bold" style:font-weight-complex="bold"/>
    </style:style>
    <style:style style:name="P3" style:family="paragraph" style:parent-style-name="Standard">
      <style:text-properties fo:language="es" fo:country="ES" officeooo:rsid="000079f8" officeooo:paragraph-rsid="000079f8"/>
    </style:style>
    <style:style style:name="P4" style:family="paragraph" style:parent-style-name="Standard">
      <style:text-properties fo:language="es" fo:country="ES" fo:font-style="normal" style:text-underline-style="none" fo:font-weight="normal" officeooo:rsid="0004404a" officeooo:paragraph-rsid="0004404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4404a"/>
    </style:style>
    <style:style style:name="P6" style:family="paragraph" style:parent-style-name="Standard" style:list-style-name="L1">
      <style:text-properties fo:language="es" fo:country="ES" officeooo:rsid="000079f8" officeooo:paragraph-rsid="000079f8"/>
    </style:style>
    <style:style style:name="P7" style:family="paragraph" style:parent-style-name="Standard" style:list-style-name="L2">
      <style:text-properties fo:language="es" fo:country="ES" officeooo:rsid="000079f8" officeooo:paragraph-rsid="000079f8"/>
    </style:style>
    <style:style style:name="P8" style:family="paragraph" style:parent-style-name="Standard" style:list-style-name="L1">
      <style:text-properties fo:language="es" fo:country="ES" officeooo:rsid="0004404a" officeooo:paragraph-rsid="0004404a"/>
    </style:style>
    <style:style style:name="P9" style:family="paragraph" style:parent-style-name="Standard" style:list-style-name="L2">
      <style:text-properties fo:language="es" fo:country="ES" officeooo:rsid="0004404a" officeooo:paragraph-rsid="0004404a"/>
    </style:style>
    <style:style style:name="P10" style:family="paragraph" style:parent-style-name="Standard" style:list-style-name="L2">
      <style:text-properties fo:language="es" fo:country="ES" officeooo:rsid="000556be" officeooo:paragraph-rsid="000556be"/>
    </style:style>
    <style:style style:name="P11" style:family="paragraph" style:parent-style-name="Standard" style:list-style-name="L1">
      <style:text-properties fo:language="es" fo:country="ES" officeooo:rsid="000605d0" officeooo:paragraph-rsid="000605d0"/>
    </style:style>
    <style:style style:name="T1" style:family="text">
      <style:text-properties fo:language="es" fo:country="ES" style:text-underline-style="solid" style:text-underline-width="auto" style:text-underline-color="font-color" fo:font-weight="bold" officeooo:rsid="0004404a" style:font-weight-asian="bold" style:font-weight-complex="bold"/>
    </style:style>
    <style:style style:name="T2" style:family="text">
      <style:text-properties fo:language="es" fo:country="ES" style:text-underline-style="solid" style:text-underline-width="auto" style:text-underline-color="font-color" fo:font-weight="bold" officeooo:rsid="000556be" style:font-weight-asian="bold" style:font-weight-complex="bold"/>
    </style:style>
    <style:style style:name="T3" style:family="text">
      <style:text-properties officeooo:rsid="00029312"/>
    </style:style>
    <style:style style:name="T4" style:family="text">
      <style:text-properties officeooo:rsid="000556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Aplicación</text:span><text:span text:style-name="T1"> Web de Instrumentos Musicales</text:span></text:p>
      <text:p text:style-name="P2"/>
      <text:p text:style-name="P4">Descripción del Problema:</text:p>
      <text:p text:style-name="P2"/>
      <text:p text:style-name="P2">Requisitos funcionales:</text:p>
      <text:p text:style-name="P3"/>
      <text:list xml:id="list801965201" text:style-name="L1">
        <text:list-item>
          <text:p text:style-name="P6">Registro e inicio sesión de los usuarios.</text:p>
        </text:list-item>
        <text:list-item>
          <text:p text:style-name="P6">Verificar disponibilidad del producto.</text:p>
        </text:list-item>
        <text:list-item>
          <text:p text:style-name="P6">Cancelar pedido.</text:p>
        </text:list-item>
        <text:list-item>
          <text:p text:style-name="P6">Poder modificar el pedido.</text:p>
        </text:list-item>
        <text:list-item>
          <text:p text:style-name="P8">Realizar búsquedas por sus nombres.</text:p>
        </text:list-item>
        <text:list-item>
          <text:p text:style-name="P8">Métodos de pago de diferentes formas.</text:p>
        </text:list-item>
        <text:list-item>
          <text:p text:style-name="P11">Tener un seguimiento del pedido.</text:p>
        </text:list-item>
      </text:list>
      <text:p text:style-name="P3"/>
      <text:p text:style-name="P3"/>
      <text:p text:style-name="P3"/>
      <text:p text:style-name="P3"/>
      <text:p text:style-name="P2">Requisit<text:span text:style-name="T3">o</text:span>s no funcionales:</text:p>
      <text:p text:style-name="P2"/>
      <text:list xml:id="list4104174820" text:style-name="L2">
        <text:list-item>
          <text:p text:style-name="P7">El tiempo de aprendizaje para el usuario sea <text:span text:style-name="T3">fácil.</text:span></text:p>
        </text:list-item>
        <text:list-item>
          <text:p text:style-name="P7"><text:span text:style-name="T4">Tener un </text:span>respaldo del sistema.</text:p>
        </text:list-item>
        <text:list-item>
          <text:p text:style-name="P7">Si se detectan ataques que no <text:span text:style-name="T3">continúe</text:span> el sistema.</text:p>
        </text:list-item>
        <text:list-item>
          <text:p text:style-name="P7">El sistema pueda ser capaz de usarse con muchos usuarios.</text:p>
        </text:list-item>
        <text:list-item>
          <text:p text:style-name="P7">La base de datos sea actualizada <text:span text:style-name="T3">rápidamente.</text:span></text:p>
        </text:list-item>
        <text:list-item>
          <text:p text:style-name="P9">Toda funcionalidad del sistema tiene que ser capaz de <text:span text:style-name="T4">responder al usuario.</text:span></text:p>
        </text:list-item>
        <text:list-item>
          <text:p text:style-name="P10">Contar con manuales de usuario.</text:p>
        </text:list-item>
        <text:list-item>
          <text:p text:style-name="P10">Pueda funcionar en múltiples plataformas.</text:p>
        </text:list-item>
        <text:list-item>
          <text:p text:style-name="P10">El consumo de RAM y espacio de la aplicación.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fo:font-weight="bold" officeooo:rsid="0004404a" officeooo:paragraph-rsid="0004404a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ema1:Entorno de desarrollo<text:tab/> <text:s text:c="21"/>Ejercicios Funcionales<text:tab/>1º DAM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16T10:32:12.291000000</dc:date>
    <meta:editing-duration>PT20M</meta:editing-duration>
    <meta:editing-cycles>4</meta:editing-cycles>
    <meta:document-statistic meta:table-count="0" meta:image-count="0" meta:object-count="0" meta:page-count="1" meta:paragraph-count="22" meta:word-count="141" meta:character-count="864" meta:non-whitespace-character-count="737"/>
  </office:meta>
</office:document-meta>
</file>